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8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80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525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328in"/>
    </style:style>
    <style:style style:name="co9" style:family="table-column">
      <style:table-column-properties fo:break-before="auto" style:column-width="1.6661in"/>
    </style:style>
    <style:style style:name="co10" style:family="table-column">
      <style:table-column-properties fo:break-before="auto" style:column-width="1.5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inal">
      <style:table-properties table:display="true" style:writing-mode="lr-tb"/>
    </style:style>
    <style:style style:name="ta2" style:family="table" style:master-page-name="PageStyle_5f_No_20_Preprompt">
      <style:table-properties table:display="true" style:writing-mode="lr-tb"/>
    </style:style>
    <style:style style:name="ta3" style:family="table" style:master-page-name="PageStyle_5f_Master_20_Translator">
      <style:table-properties table:display="true" style:writing-mode="lr-tb"/>
    </style:style>
    <style:style style:name="ta4" style:family="table" style:master-page-name="PageStyle_5f_Questioning_20_Teacher">
      <style:table-properties table:display="true" style:writing-mode="lr-tb"/>
    </style:style>
    <style:style style:name="ta5" style:family="table" style:master-page-name="PageStyle_5f_FP_20_Context_20_Manage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 style:data-style-name="N144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1.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2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aster Translator'.D3">
          <table:help-message table:display="true"/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Master Translator'.D4">
          <table:help-message table:display="true"/>
          <table:error-message table:message-type="stop" table:display="true"/>
        </table:content-validation>
      </table:content-validation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(Pre)prompt</text:p>
          </table:table-cell>
          <table:table-cell table:style-name="ce2" office:value-type="string" calcext:value-type="string">
            <text:p>Contains code</text:p>
          </table:table-cell>
          <table:table-cell table:style-name="ce2" office:value-type="string" calcext:value-type="string">
            <text:p>All tasks complete</text:p>
          </table:table-cell>
          <table:table-cell table:style-name="ce2" office:value-type="string" calcext:value-type="string">
            <text:p>Verbatim answer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o preprompt</text:p>
          </table:table-cell>
          <table:table-cell table:style-name="ce4" table:formula="of:=[$'No Preprompt'.C33]" office:value-type="percentage" office:value="0.633333333333333" calcext:value-type="percentage">
            <text:p>63.3%</text:p>
          </table:table-cell>
          <table:table-cell table:style-name="ce4" table:formula="of:=[$'No Preprompt'.D33]" office:value-type="percentage" office:value="1" calcext:value-type="percentage">
            <text:p>100.0%</text:p>
          </table:table-cell>
          <table:table-cell table:style-name="ce4" table:formula="of:=[$'No Preprompt'.E33]" office:value-type="percentage" office:value="1" calcext:value-type="percentage">
            <text:p>100.0%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aster Translator</text:p>
          </table:table-cell>
          <table:table-cell table:style-name="ce4" table:formula="of:=[$'Master Translator'.C33]" office:value-type="percentage" office:value="0.0333333333333333" calcext:value-type="percentage">
            <text:p>3.3%</text:p>
          </table:table-cell>
          <table:table-cell table:style-name="ce4" table:formula="of:=[$'Master Translator'.D33]" office:value-type="percentage" office:value="0.966666666666667" calcext:value-type="percentage">
            <text:p>96.7%</text:p>
          </table:table-cell>
          <table:table-cell table:style-name="ce4" table:formula="of:=[$'Master Translator'.E33]" office:value-type="percentage" office:value="0.733333333333333" calcext:value-type="percentage">
            <text:p>73.3%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Questioning Teacher</text:p>
          </table:table-cell>
          <table:table-cell table:style-name="ce4" table:formula="of:=[$'Questioning Teacher'.C33]" office:value-type="percentage" office:value="0" calcext:value-type="percentage">
            <text:p>0.0%</text:p>
          </table:table-cell>
          <table:table-cell table:style-name="ce4" table:formula="of:=[$'Questioning Teacher'.D33]" office:value-type="percentage" office:value="1" calcext:value-type="percentage">
            <text:p>100.0%</text:p>
          </table:table-cell>
          <table:table-cell table:style-name="ce4" table:formula="of:=[$'Questioning Teacher'.E33]" office:value-type="percentage" office:value="0.0666666666666667" calcext:value-type="percentage">
            <text:p>6.7%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P Context Manager</text:p>
          </table:table-cell>
          <table:table-cell table:style-name="ce4" table:formula="of:=[$'FP Context Manager'.C34]" office:value-type="percentage" office:value="0.133333333333333" calcext:value-type="percentage">
            <text:p>13.3%</text:p>
          </table:table-cell>
          <table:table-cell table:style-name="ce4" table:formula="of:=[$'FP Context Manager'.D34]" office:value-type="percentage" office:value="0.9" calcext:value-type="percentage">
            <text:p>90.0%</text:p>
          </table:table-cell>
          <table:table-cell table:style-name="ce4" table:formula="of:=[$'FP Context Manager'.E34]" office:value-type="percentage" office:value="0.6" calcext:value-type="percentage">
            <text:p>60.0%</text:p>
          </table:table-cell>
          <table:table-cell table:style-name="Default"/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Preprompt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nr</text:p>
          </table:table-cell>
          <table:table-cell table:style-name="ce2" office:value-type="string" calcext:value-type="string">
            <text:p>Contains code</text:p>
          </table:table-cell>
          <table:table-cell table:style-name="ce2" office:value-type="string" calcext:value-type="string">
            <text:p>All tasks complete</text:p>
          </table:table-cell>
          <table:table-cell table:style-name="ce2" office:value-type="string" calcext:value-type="string">
            <text:p>Verbatim answ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number-columns-repeated="3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4" table:formula="of:=COUNTIF([.C3:.C32];&quot;Yes&quot;)/COUNTA([.C3:.C32])" office:value-type="percentage" office:value="0.633333333333333" calcext:value-type="percentage">
            <text:p>63.3%</text:p>
          </table:table-cell>
          <table:table-cell table:style-name="ce4" table:formula="of:=COUNTIF([.D3:.D32];&quot;Yes&quot;)/COUNTA([.D3:.D32])" office:value-type="percentage" office:value="1" calcext:value-type="percentage">
            <text:p>100.0%</text:p>
          </table:table-cell>
          <table:table-cell table:style-name="ce4" table:formula="of:=COUNTIF([.E3:.E32];&quot;Yes&quot;)/COUNTA([.E3:.E32])" office:value-type="percentage" office:value="1" calcext:value-type="percentage">
            <text:p>100.0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ter Translator" table:style-name="ta3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nr</text:p>
          </table:table-cell>
          <table:table-cell table:style-name="ce2" office:value-type="string" calcext:value-type="string">
            <text:p>Contains code</text:p>
          </table:table-cell>
          <table:table-cell table:style-name="ce2" office:value-type="string" calcext:value-type="string">
            <text:p>All tasks complete</text:p>
          </table:table-cell>
          <table:table-cell table:style-name="ce2" office:value-type="string" calcext:value-type="string">
            <text:p>Verbatim answ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4" table:formula="of:=COUNTIF([.C3:.C32];&quot;Yes&quot;)/COUNTA([.C3:.C32])" office:value-type="percentage" office:value="0.0333333333333333" calcext:value-type="percentage">
            <text:p>3.3%</text:p>
          </table:table-cell>
          <table:table-cell table:style-name="ce4" table:formula="of:=COUNTIF([.D3:.D32];&quot;Yes&quot;)/COUNTA([.D3:.D32])" office:value-type="percentage" office:value="0.966666666666667" calcext:value-type="percentage">
            <text:p>96.7%</text:p>
          </table:table-cell>
          <table:table-cell table:style-name="ce4" table:formula="of:=COUNTIF([.E3:.E32];&quot;Yes&quot;)/COUNTA([.E3:.E32])" office:value-type="percentage" office:value="0.733333333333333" calcext:value-type="percentage">
            <text:p>73.3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ing Teacher" table:style-name="ta4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nr</text:p>
          </table:table-cell>
          <table:table-cell table:style-name="ce2" office:value-type="string" calcext:value-type="string">
            <text:p>Contains code</text:p>
          </table:table-cell>
          <table:table-cell table:style-name="ce2" office:value-type="string" calcext:value-type="string">
            <text:p>All tasks complete</text:p>
          </table:table-cell>
          <table:table-cell table:style-name="ce2" office:value-type="string" calcext:value-type="string">
            <text:p>Verbatim answ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office:annotation draw:style-name="gr1" draw:text-style-name="P2" svg:width="1.4874in" svg:height="1.6807in" svg:x="6.511in" svg:y="1.5185in" draw:caption-point-x="-0.2433in" draw:caption-point-y="0.5937in">
              <dc:date>2024-01-30T00:00:00</dc:date>
              <text:p text:style-name="P1">Gives 3 concepts that relate to fp mathematics. Asks questions about these concepts still. (Does somewhat answer the question.)</text:p>
            </office:annotation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2" table:style-name="ce5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0" calcext:value-type="float">
            <office:annotation draw:style-name="gr2" draw:text-style-name="P2" svg:width="1.4134in" svg:height="1.1469in" svg:x="2.1976in" svg:y="5.3524in" draw:caption-point-x="-0.2433in" draw:caption-point-y="0.5933in">
              <dc:date>2024-01-30T00:00:00</dc:date>
              <text:p text:style-name="P3">Question explicitly builds on the use of `map`, asking a misleading question</text:p>
            </office:annotation>
            <text:p>30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table:content-validation-name="val1" office:value-type="string" calcext:value-type="string">
            <text:p>Ye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4" table:formula="of:=COUNTIF([.C3:.C32];&quot;Yes&quot;)/COUNTA([.C3:.C32])" office:value-type="percentage" office:value="0" calcext:value-type="percentage">
            <text:p>0.0%</text:p>
          </table:table-cell>
          <table:table-cell table:style-name="ce4" table:formula="of:=COUNTIF([.D3:.D32];&quot;Yes&quot;)/COUNTA([.D3:.D32])" office:value-type="percentage" office:value="1" calcext:value-type="percentage">
            <text:p>100.0%</text:p>
          </table:table-cell>
          <table:table-cell table:style-name="ce4" table:formula="of:=COUNTIF([.E3:.E32];&quot;Yes&quot;)/COUNTA([.E3:.E32])" office:value-type="percentage" office:value="0.0666666666666667" calcext:value-type="percentage">
            <text:p>6.7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 Context Manager" table:style-name="ta5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nr</text:p>
          </table:table-cell>
          <table:table-cell table:style-name="ce2" office:value-type="string" calcext:value-type="string">
            <text:p>Contains code</text:p>
          </table:table-cell>
          <table:table-cell table:style-name="ce2" office:value-type="string" calcext:value-type="string">
            <text:p>All tasks complete</text:p>
          </table:table-cell>
          <table:table-cell table:style-name="ce2" office:value-type="string" calcext:value-type="string">
            <text:p>Verbatim answ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office:annotation draw:style-name="gr3" draw:text-style-name="P2" svg:width="1.3701in" svg:height="0.7043in" svg:x="2.1976in" svg:y="4.0102in" draw:caption-point-x="-0.2433in" draw:caption-point-y="0.5937in">
              <dc:date>2024-01-30T00:00:00</dc:date>
              <text:p text:style-name="P3">Prompt contains repetition of the given definition</text:p>
            </office:annotation>
            <text:p>22</text:p>
          </table:table-cell>
          <table:table-cell table:number-columns-repeated="3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2" table:style-name="ce5" table:content-validation-name="val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style-name="ce5" table:content-validation-name="val2" office:value-type="string" calcext:value-type="string">
            <text:p>Ye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4" table:formula="of:=COUNTIF([.C4:.C33];&quot;Yes&quot;)/COUNTA([.C4:.C33])" office:value-type="percentage" office:value="0.133333333333333" calcext:value-type="percentage">
            <text:p>13.3%</text:p>
          </table:table-cell>
          <table:table-cell table:style-name="ce4" table:formula="of:=COUNTIF([.D4:.D33];&quot;Yes&quot;)/COUNTA([.D4:.D33])" office:value-type="percentage" office:value="0.9" calcext:value-type="percentage">
            <text:p>90.0%</text:p>
          </table:table-cell>
          <table:table-cell table:style-name="ce4" table:formula="of:=COUNTIF([.E4:.E33];&quot;Yes&quot;)/COUNTA([.E4:.E33])" office:value-type="percentage" office:value="0.6" calcext:value-type="percentage">
            <text:p>60.0%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inal" style:display-name="PageStyle_Fin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_20_Preprompt" style:display-name="PageStyle_No Prepromp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estioning_20_Teacher" style:display-name="PageStyle_Questioning Teach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P_20_Context_20_Manager" style:display-name="PageStyle_FP Context Manag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ster_20_Translator" style:display-name="PageStyle_Master Transl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3:54</meta:creation-date>
    <meta:initial-creator>Julian van Santen</meta:initial-creator>
    <dc:language>en-US</dc:language>
    <dc:date>2024-01-30T12:17:28.917881997</dc:date>
    <meta:editing-cycles>9</meta:editing-cycles>
    <meta:editing-duration>PT8H11M7S</meta:editing-duration>
    <meta:generator>LibreOffice/7.3.7.2$Linux_X86_64 LibreOffice_project/30$Build-2</meta:generator>
    <meta:document-statistic meta:table-count="5" meta:cell-count="532" meta:object-count="0"/>
    <meta:user-defined meta:name="AppVersion">15.0000</meta:user-defined>
  </office:meta>
</office:document-meta>
</file>